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40509" officeooo:paragraph-rsid="00140509"/>
    </style:style>
    <style:style style:name="P2" style:family="paragraph" style:parent-style-name="Standard">
      <style:text-properties officeooo:rsid="00140509" officeooo:paragraph-rsid="00152df0"/>
    </style:style>
    <style:style style:name="P3" style:family="paragraph" style:parent-style-name="Standard">
      <style:text-properties officeooo:rsid="00140509" officeooo:paragraph-rsid="001697dc"/>
    </style:style>
    <style:style style:name="P4" style:family="paragraph" style:parent-style-name="Standard">
      <style:text-properties officeooo:rsid="00140509" officeooo:paragraph-rsid="001a9e13"/>
    </style:style>
    <style:style style:name="P5" style:family="paragraph" style:parent-style-name="Standard">
      <style:text-properties officeooo:rsid="00140509" officeooo:paragraph-rsid="001accd3"/>
    </style:style>
    <style:style style:name="P6" style:family="paragraph" style:parent-style-name="Standard">
      <style:text-properties officeooo:rsid="00140509" officeooo:paragraph-rsid="001bfc0b"/>
    </style:style>
    <style:style style:name="P7" style:family="paragraph" style:parent-style-name="Standard">
      <style:text-properties officeooo:rsid="001d4567" officeooo:paragraph-rsid="001a9e13"/>
    </style:style>
    <style:style style:name="P8" style:family="paragraph" style:parent-style-name="Standard">
      <style:text-properties fo:font-weight="normal" officeooo:rsid="001d4567" officeooo:paragraph-rsid="001d4567" style:font-weight-asian="normal" style:font-weight-complex="normal"/>
    </style:style>
    <style:style style:name="P9" style:family="paragraph" style:parent-style-name="Standard">
      <style:text-properties fo:font-weight="normal" officeooo:rsid="00140509" officeooo:paragraph-rsid="001d456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c03c" style:font-weight-asian="bold" style:font-weight-complex="bold"/>
    </style:style>
    <style:style style:name="T3" style:family="text">
      <style:text-properties fo:font-weight="bold" officeooo:rsid="001697dc" style:font-weight-asian="bold" style:font-weight-complex="bold"/>
    </style:style>
    <style:style style:name="T4" style:family="text">
      <style:text-properties fo:font-weight="bold" officeooo:rsid="001a224f" style:font-weight-asian="bold" style:font-weight-complex="bold"/>
    </style:style>
    <style:style style:name="T5" style:family="text">
      <style:text-properties fo:font-weight="bold" officeooo:rsid="001accd3" style:font-weight-asian="bold" style:font-weight-complex="bold"/>
    </style:style>
    <style:style style:name="T6" style:family="text">
      <style:text-properties fo:font-weight="bold" officeooo:rsid="001d4567" style:font-weight-asian="bold" style:font-weight-complex="bold"/>
    </style:style>
    <style:style style:name="T7" style:family="text">
      <style:text-properties fo:font-weight="bold" officeooo:rsid="001f086b" style:font-weight-asian="bold" style:font-weight-complex="bold"/>
    </style:style>
    <style:style style:name="T8" style:family="text">
      <style:text-properties officeooo:rsid="00152df0"/>
    </style:style>
    <style:style style:name="T9" style:family="text">
      <style:text-properties officeooo:rsid="001697dc"/>
    </style:style>
    <style:style style:name="T10" style:family="text">
      <style:text-properties officeooo:rsid="0018c03c"/>
    </style:style>
    <style:style style:name="T11" style:family="text">
      <style:text-properties fo:font-weight="normal" officeooo:rsid="0018c03c" style:font-weight-asian="normal" style:font-weight-complex="normal"/>
    </style:style>
    <style:style style:name="T12" style:family="text">
      <style:text-properties fo:font-weight="normal" officeooo:rsid="001a224f" style:font-weight-asian="normal" style:font-weight-complex="normal"/>
    </style:style>
    <style:style style:name="T13" style:family="text">
      <style:text-properties fo:font-weight="normal" officeooo:rsid="001a9e13" style:font-weight-asian="normal" style:font-weight-complex="normal"/>
    </style:style>
    <style:style style:name="T14" style:family="text">
      <style:text-properties fo:font-weight="normal" officeooo:rsid="001accd3" style:font-weight-asian="normal" style:font-weight-complex="normal"/>
    </style:style>
    <style:style style:name="T15" style:family="text">
      <style:text-properties fo:font-weight="normal" officeooo:rsid="00140509" style:font-weight-asian="normal" style:font-weight-complex="normal"/>
    </style:style>
    <style:style style:name="T16" style:family="text">
      <style:text-properties officeooo:rsid="001a224f"/>
    </style:style>
    <style:style style:name="T17" style:family="text">
      <style:text-properties officeooo:rsid="001d4567"/>
    </style:style>
    <style:style style:name="T18" style:family="text">
      <style:text-properties officeooo:rsid="001f08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Gramatica</text:p>
      <text:p text:style-name="Standard"/>
      <text:p text:style-name="Standard"/>
      <text:p text:style-name="Standard"/>
      <text:p text:style-name="P1">file → <text:span text:style-name="T1">section</text:span> <text:span text:style-name="T1">code</text:span> <text:span text:style-name="T7">{</text:span> list-instructions <text:span text:style-name="T7">}</text:span></text:p>
      <text:p text:style-name="P1"/>
      <text:p text:style-name="P2">list-instructions → <text:span text:style-name="T8">instruction-mov </text:span>ist-instructions</text:p>
      <text:p text:style-name="P2"><text:tab/>→ <text:span text:style-name="T8">instruction-int <text:s/></text:span>list-instructions</text:p>
      <text:p text:style-name="P1"/>
      <text:p text:style-name="P1"/>
      <text:p text:style-name="P1"/>
      <text:p text:style-name="P5"><text:span text:style-name="T8">instruction-mov → </text:span><text:span text:style-name="T3">mov</text:span><text:span text:style-name="T9"> </text:span><text:span text:style-name="T16">memory</text:span><text:span text:style-name="T10"> </text:span><text:span text:style-name="T2">ax</text:span><text:span text:style-name="T10"> </text:span><text:span text:style-name="T2">;</text:span></text:p>
      <text:p text:style-name="P5"><text:span text:style-name="T11"><text:tab/><text:tab/>→ </text:span><text:span text:style-name="T2">mov</text:span><text:span text:style-name="T11"> register </text:span><text:span text:style-name="T5">al</text:span><text:span text:style-name="T11"> </text:span><text:span text:style-name="T2">;</text:span></text:p>
      <text:p text:style-name="P4"><text:span text:style-name="T11"><text:tab/><text:tab/>→ </text:span><text:span text:style-name="T2">mov</text:span><text:span text:style-name="T11"> register register</text:span><text:span text:style-name="T2">;</text:span></text:p>
      <text:p text:style-name="P4"><text:span text:style-name="T11"><text:tab/><text:tab/>→ </text:span><text:span text:style-name="T4">mov</text:span><text:span text:style-name="T12"> memory register</text:span><text:span text:style-name="T13">y</text:span><text:span text:style-name="T12"> </text:span><text:span text:style-name="T2">;</text:span></text:p>
      <text:p text:style-name="P4"><text:span text:style-name="T11"><text:tab/><text:tab/>→ </text:span><text:span text:style-name="T4">mov</text:span><text:span text:style-name="T12"> register memory </text:span><text:span text:style-name="T2">;</text:span></text:p>
      <text:p text:style-name="P4"><text:span text:style-name="T11"><text:tab/><text:tab/>→ </text:span><text:span text:style-name="T4">mov</text:span><text:span text:style-name="T12"> register </text:span><text:span text:style-name="T13">inmediate</text:span><text:span text:style-name="T12"> </text:span><text:span text:style-name="T2">;</text:span></text:p>
      <text:p text:style-name="P5"><text:span text:style-name="T11"><text:tab/><text:tab/>→ </text:span><text:span text:style-name="T4">mov</text:span><text:span text:style-name="T12"> memory </text:span><text:span text:style-name="T13">inmediate</text:span><text:span text:style-name="T12"> </text:span><text:span text:style-name="T2">;</text:span></text:p>
      <text:p text:style-name="P5"><text:span text:style-name="T11"><text:tab/><text:tab/>→ </text:span><text:span text:style-name="T4">mov</text:span><text:span text:style-name="T12"> </text:span><text:span text:style-name="T14">segment</text:span><text:span text:style-name="T12"> </text:span><text:span text:style-name="T14">register-16</text:span><text:span text:style-name="T12"> </text:span><text:span text:style-name="T2">;</text:span></text:p>
      <text:p text:style-name="P6"><text:span text:style-name="T11"><text:tab/><text:tab/>→ </text:span><text:span text:style-name="T4">mov</text:span><text:span text:style-name="T12"> </text:span><text:span text:style-name="T14">register-16</text:span><text:span text:style-name="T12"> </text:span><text:span text:style-name="T14">segment</text:span><text:span text:style-name="T12"> </text:span><text:span text:style-name="T2">;</text:span></text:p>
      <text:p text:style-name="P6"><text:span text:style-name="T11"><text:tab/><text:tab/>→ </text:span><text:span text:style-name="T4">mov</text:span><text:span text:style-name="T12"> memory </text:span><text:span text:style-name="T14">segment</text:span><text:span text:style-name="T12"> </text:span><text:span text:style-name="T2">;</text:span></text:p>
      <text:p text:style-name="P4"><text:span text:style-name="T2"/></text:p>
      <text:p text:style-name="P7"><text:span text:style-name="T2"/></text:p>
      <text:p text:style-name="P8">memory → <text:span text:style-name="T1">identifier</text:span> </text:p>
      <text:p text:style-name="P8"><text:tab/>→ <text:span text:style-name="T1">hexa-integer</text:span></text:p>
      <text:p text:style-name="P8"/>
      <text:p text:style-name="P8">regiter → register-8</text:p>
      <text:p text:style-name="P8"><text:tab/>→ register-16</text:p>
      <text:p text:style-name="P8"/>
      <text:p text:style-name="P9"><text:span text:style-name="T10">register -</text:span><text:span text:style-name="T17">16</text:span><text:span text:style-name="T10">→ </text:span><text:span text:style-name="T6">ax</text:span></text:p>
      <text:p text:style-name="P9"><text:tab/>→ <text:span text:style-name="T6">bx</text:span></text:p>
      <text:p text:style-name="P9"><text:tab/>→ <text:span text:style-name="T6">cx</text:span></text:p>
      <text:p text:style-name="P9"><text:tab/>→ <text:span text:style-name="T6">dx</text:span></text:p>
      <text:p text:style-name="P9"/>
      <text:p text:style-name="P8">register-8 → <text:span text:style-name="T1">al</text:span></text:p>
      <text:p text:style-name="P9"><text:tab/>→ <text:span text:style-name="T6">ah</text:span></text:p>
      <text:p text:style-name="P9"><text:tab/>→ <text:span text:style-name="T6">bl</text:span></text:p>
      <text:p text:style-name="P9"><text:tab/>→ <text:span text:style-name="T6">bh</text:span></text:p>
      <text:p text:style-name="P9"><text:tab/>→ <text:span text:style-name="T6">cl</text:span></text:p>
      <text:p text:style-name="P9"><text:tab/>→ <text:span text:style-name="T6">ch</text:span></text:p>
      <text:p text:style-name="P9"><text:tab/>→ <text:span text:style-name="T6">dh</text:span></text:p>
      <text:p text:style-name="P9"><text:tab/>→ <text:span text:style-name="T6">dl</text:span></text:p>
      <text:p text:style-name="P8"><text:soft-page-break/></text:p>
      <text:p text:style-name="P3"><text:span text:style-name="T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eferencias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4T20:22:02.154904699</meta:creation-date>
    <dc:date>2022-08-04T21:00:56.602890058</dc:date>
    <meta:editing-duration>PT38M25S</meta:editing-duration>
    <meta:editing-cycles>11</meta:editing-cycles>
    <meta:generator>LibreOffice/7.3.4.2$Linux_X86_64 LibreOffice_project/30$Build-2</meta:generator>
    <meta:document-statistic meta:table-count="0" meta:image-count="0" meta:object-count="0" meta:page-count="2" meta:paragraph-count="31" meta:word-count="102" meta:character-count="567" meta:non-whitespace-character-count="463"/>
  </office:meta>
</office:document-meta>
</file>